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Ivory-Honeydew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dba9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7ba" draw:textarea-horizontal-align="justify" draw:textarea-vertical-align="middle" draw:auto-grow-height="false"/>
    </style:style>
    <style:style style:name="gr4" style:family="graphic" style:parent-style-name="standard">
      <style:graphic-properties draw:fill-color="#cdba96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3.209cm" svg:height="5.01cm" svg:x="1.802cm" svg:y="2.336cm">
          <text:p text:style-name="P1">Key-value</text:p>
          <text:p text:style-name="P1">in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857cm" svg:height="0.872cm" svg:x="5.602cm" svg:y="4.7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3.434cm" svg:height="1.971cm" svg:x="8.135cm" svg:y="4.137cm">
          <text:p text:style-name="P1">Ska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689cm" svg:height="1.21cm" draw:transform="rotate (1.5707963267949) translate (12.304cm 6.004cm)">
          <text:p/>
          <draw:enhanced-geometry svg:viewBox="0 0 144 122" draw:mirror-vertical="tru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" draw:text-style-name="P1" draw:layer="layout" svg:width="2.113cm" svg:height="2.196cm" svg:x="12.749cm" svg:y="1.491cm">
          <text:p text:style-name="P1">csv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113cm" svg:height="2.196cm" svg:x="12.975cm" svg:y="6.614cm">
          <text:p text:style-name="P1">tsv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Ivory-Honeydew" draw:style="linear" draw:start-color="#fffff0" draw:end-color="#c1cdc1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 Maisonobe</meta:initial-creator>
    <meta:creation-date>2011-09-15T15:55:07</meta:creation-date>
    <dc:date>2011-09-15T16:05:07</dc:date>
    <dc:creator>Luc Maisonobe</dc:creator>
    <meta:editing-duration>PT10M1S</meta:editing-duration>
    <meta:editing-cycles>2</meta:editing-cycles>
    <meta:generator>LibreOffice/3.4$Linux LibreOffice_project/340m1$Build-302</meta:generator>
    <meta:document-statistic meta:object-count="6"/>
  </office:meta>
</office:document-meta>
</file>